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>
            <text:p>Strength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/>
          <table:table-cell table:number-columns-repeated="2"/>
        </table:table-row>
        <table:table-row table:style-name="ro1">
          <table:table-cell office:value-type="string">
            <text:p>Willpower</text:p>
          </table:table-cell>
          <table: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kill Name</text:p>
          </table:table-cell>
          <table:table-cell office:value-type="string">
            <text:p>Value</text:p>
          </table:table-cell>
          <table:table-cell office:value-type="string">
            <text:p>Ranks</text:p>
          </table:table-cell>
          <table:table-cell office:value-type="string">
            <text:p>Racial Bonus</text:p>
          </table:table-cell>
        </table:table-row>
        <table:table-row table:style-name="ro1">
          <table:table-cell office:value-type="string">
            <text:p>Fishing</text:p>
          </table:table-cell>
          <table:table-cell table:formula="of:=[.C10]+[.B5]+[.D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ealing</text:p>
          </table:table-cell>
          <table:table-cell table:formula="of:=[.C11]+[.B5]+[.D1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Navigation</text:p>
          </table:table-cell>
          <table:table-cell table:formula="of:=[.C12]+[.B6]+[.D1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wimming</text:p>
          </table:table-cell>
          <table:table-cell table:formula="of:=[.C13]+[.B2]+[.D1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ge Armor</text:p>
          </table:table-cell>
          <table:table-cell table:formula="of:=[.C14]+[.B2]+[.D1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ge Tool</text:p>
          </table:table-cell>
          <table:table-cell table:formula="of:=[.C15]+[.B2]+[.D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ge Weapon</text:p>
          </table:table-cell>
          <table:table-cell table:formula="of:=[.C16]+[.B3]+[.D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Lava Surfing</text:p>
          </table:table-cell>
          <table:table-cell table:formula="of:=[.C17]+[.B3]+[.D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lance</text:p>
          </table:table-cell>
          <table:table-cell table:formula="of:=[.C18]+[.B3]+[.D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usicianship</text:p>
          </table:table-cell>
          <table:table-cell table:formula="of:=[.C19]+[.B5]+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ide Air Rahi</text:p>
          </table:table-cell>
          <table:table-cell table:formula="of:=[.C20]+[.B3]+[.D2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hrow Disk</text:p>
          </table:table-cell>
          <table:table-cell table:formula="of:=[.C21]+[.B2]+[.D2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ut Stone</text:p>
          </table:table-cell>
          <table:table-cell table:formula="of:=[.C22]+[.B2]+[.D22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specting</text:p>
          </table:table-cell>
          <table:table-cell table:formula="of:=[.C23]+[.B5]+[.D23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Ride Ground Rahi</text:p>
          </table:table-cell>
          <table:table-cell table:formula="of:=[.C24]+[.B4]+[.D2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pot</text:p>
          </table:table-cell>
          <table:table-cell table:formula="of:=[.C25]+[.B5]+[.D2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phesy</text:p>
          </table:table-cell>
          <table:table-cell table:formula="of:=[.C26]+[.B6]+[.D2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urvival</text:p>
          </table:table-cell>
          <table:table-cell table:formula="of:=[.C27]+[.B5]+[.D2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neaking</text:p>
          </table:table-cell>
          <table:table-cell table:formula="of:=[.C28]+[.B3]+[.D2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Tracking</text:p>
          </table:table-cell>
          <table:table-cell table:formula="of:=[.C29]+[.B5]+[.D2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arter</text:p>
          </table:table-cell>
          <table:table-cell table:formula="of:=[.C30]+[.B4]+[.D3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arving</text:p>
          </table:table-cell>
          <table:table-cell table:formula="of:=[.C31]+[.B3]+[.D3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limb</text:p>
          </table:table-cell>
          <table:table-cell table:formula="of:=[.C32]+[.B2]+[.D32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Handle Rahi</text:p>
          </table:table-cell>
          <table:table-cell table:formula="of:=[.C33]+[.B6]+[.D33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elee</text:p>
          </table:table-cell>
          <table:table-cell table:formula="of:=[.C34]+[.B2]+[.D34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anged</text:p>
          </table:table-cell>
          <table:table-cell table:formula="of:=[.C35]+[.B3]+[.D3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sk Use</text:p>
          </table:table-cell>
          <table:table-cell table:formula="of:=[.C36]+[.B7]+[.D3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plomacy</text:p>
          </table:table-cell>
          <table:table-cell table:formula="of:=[.C37]+[.B4]+[.D37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4/06/2013</text:date>, <text:time>14:3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3:59:04.07</meta:creation-date>
    <dc:date>2013-04-06T14:34:26.38</dc:date>
    <meta:editing-duration>PT19M25S</meta:editing-duration>
    <meta:editing-cycles>1</meta:editing-cycles>
    <meta:document-statistic meta:table-count="3" meta:cell-count="130" meta:object-count="0"/>
    <meta:generator>OpenOffice.org/3.4.1$Win32 OpenOffice.org_project/341m1$Build-9593</meta:generator>
  </office:meta>
</office:document-meta>
</file>